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Optima" svg:font-family="Optima" style:font-pitch="variable"/>
    <style:font-face style:name="Optima1" svg:font-family="Optima" style:font-adornments="Bold" style:font-pitch="variable"/>
    <style:font-face style:name="Arial1" svg:font-family="Arial" style:font-family-generic="roman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</office:font-face-decls>
  <office:automatic-styles>
    <style:style style:name="P1" style:family="paragraph" style:parent-style-name="Text_20_body">
      <style:text-properties style:font-name="Optima"/>
    </style:style>
    <style:style style:name="P2" style:family="paragraph" style:parent-style-name="Standard">
      <style:text-properties style:font-name="Optima"/>
    </style:style>
    <style:style style:name="P3" style:family="paragraph" style:parent-style-name="Standard">
      <style:paragraph-properties fo:text-align="center" style:justify-single-word="false"/>
      <style:text-properties style:font-name="Optima" fo:font-size="16pt" style:font-size-asian="16pt" style:font-size-complex="16pt"/>
    </style:style>
    <style:style style:name="P4" style:family="paragraph" style:parent-style-name="Heading_20_1">
      <style:text-properties style:font-name="Optima"/>
    </style:style>
    <style:style style:name="P5" style:family="paragraph" style:parent-style-name="Text_20_body">
      <style:text-properties style:font-name="Optima"/>
    </style:style>
    <style:style style:name="P6" style:family="paragraph" style:parent-style-name="Text_20_body" style:list-style-name="L1">
      <style:text-properties style:font-name="Optima"/>
    </style:style>
    <style:style style:name="P7" style:family="paragraph" style:parent-style-name="Text_20_body" style:list-style-name="L2">
      <style:text-properties style:font-name="Optima"/>
    </style:style>
    <style:style style:name="P8" style:family="paragraph" style:parent-style-name="Text_20_body">
      <style:text-properties style:font-name="Optima" fo:font-weight="bold" style:font-weight-asian="bold" style:font-weight-complex="bold"/>
    </style:style>
    <style:style style:name="P9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letter-kerning="true" style:font-name-asian="Arial Unicode MS1" style:font-size-asian="18pt" style:font-style-asian="normal" style:font-weight-asian="normal" style:font-name-complex="Arial Unicode M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tyle:run-through="foreground"/>
    </style:style>
    <style:style style:name="gr3" style:family="graphic">
      <style:graphic-properties draw:stroke="solid" svg:stroke-width="0.049cm" svg:stroke-color="#000000" draw:marker-start="" draw:marker-start-width="0.275cm" draw:marker-start-center="false" draw:marker-end="" draw:marker-end-width="0.275cm" draw:marker-end-center="false" draw:fill="none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 style:run-through="foreground"/>
    </style:style>
    <style:style style:name="gr4" style:family="graphic">
      <style:graphic-properties draw:stroke="solid" svg:stroke-width="0.049cm" svg:stroke-color="#000000" draw:marker-start="" draw:marker-start-width="0.275cm" draw:marker-start-center="false" draw:marker-end="" draw:marker-end-width="0.275cm" draw:marker-end-center="false" draw:fill="solid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 style:run-through="foreground"/>
    </style:style>
    <style:style style:name="gr5" style:family="graphic">
      <style:graphic-properties draw:stroke="solid" svg:stroke-width="0.049cm" svg:stroke-color="#000000" draw:marker-start="" draw:marker-start-width="0.275cm" draw:marker-start-center="false" draw:marker-end="" draw:marker-end-width="0.275cm" draw:marker-end-center="false" draw:fill="solid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 style:run-through="foreground"/>
    </style:style>
    <style:style style:name="gr6" style:family="graphic">
      <style:graphic-properties draw:stroke="solid" svg:stroke-width="0.049cm" svg:stroke-color="#000000" draw:marker-start="" draw:marker-start-width="0.275cm" draw:marker-start-center="false" draw:marker-end="" draw:marker-end-width="0.275cm" draw:marker-end-center="false" draw:fill="none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 style:run-through="foreground"/>
    </style:style>
    <style:style style:name="gr7" style:family="graphic">
      <style:graphic-properties draw:stroke="solid" svg:stroke-width="0.049cm" svg:stroke-color="#000000" draw:marker-start="" draw:marker-start-width="0.275cm" draw:marker-start-center="false" draw:marker-end="" draw:marker-end-width="0.275cm" draw:marker-end-center="false" draw:fill="solid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 style:run-through="foreground"/>
    </style:style>
    <style:style style:name="gr8" style:family="graphic">
      <style:graphic-properties draw:stroke="solid" svg:stroke-width="0.049cm" svg:stroke-color="#000000" draw:marker-start="" draw:marker-start-width="0.275cm" draw:marker-start-center="false" draw:marker-end="" draw:marker-end-width="0.275cm" draw:marker-end-center="false" draw:fill="solid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 style:run-through="foreground"/>
    </style:style>
    <style:style style:name="gr9" style:family="graphic">
      <style:graphic-properties draw:stroke="solid" svg:stroke-width="0.049cm" svg:stroke-color="#000000" draw:marker-start="" draw:marker-start-width="0.275cm" draw:marker-start-center="false" draw:marker-end="" draw:marker-end-width="0.275cm" draw:marker-end-center="false" draw:fill="none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 style:run-through="foreground"/>
    </style:style>
    <style:style style:name="gr10" style:family="graphic">
      <style:graphic-properties draw:stroke="solid" svg:stroke-width="0.049cm" svg:stroke-color="#000000" draw:marker-start="" draw:marker-start-width="0.275cm" draw:marker-start-center="false" draw:marker-end="" draw:marker-end-width="0.275cm" draw:marker-end-center="false" draw:fill="solid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 style:run-through="foreground"/>
    </style:style>
    <style:style style:name="gr11" style:family="graphic">
      <style:graphic-properties draw:stroke="solid" svg:stroke-width="0.049cm" svg:stroke-color="#000000" draw:marker-start="" draw:marker-start-width="0.275cm" draw:marker-start-center="false" draw:marker-end="" draw:marker-end-width="0.275cm" draw:marker-end-center="false" draw:fill="solid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 style:run-through="foreground"/>
    </style:style>
    <style:style style:name="gr12" style:family="graphic">
      <style:graphic-properties draw:stroke="solid" svg:stroke-width="0.049cm" svg:stroke-color="#000000" draw:marker-start="" draw:marker-start-width="0.275cm" draw:marker-start-center="false" draw:marker-end="" draw:marker-end-width="0.275cm" draw:marker-end-center="false" draw:fill="none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 style:run-through="foreground"/>
    </style:style>
    <style:style style:name="gr13" style:family="graphic">
      <style:graphic-properties draw:stroke="solid" svg:stroke-width="0.049cm" svg:stroke-color="#000000" draw:marker-start="" draw:marker-start-width="0.275cm" draw:marker-start-center="false" draw:marker-end="" draw:marker-end-width="0.275cm" draw:marker-end-center="false" draw:fill="solid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 style:run-through="foreground"/>
    </style:style>
    <style:style style:name="gr14" style:family="graphic">
      <style:graphic-properties draw:stroke="solid" svg:stroke-width="0.049cm" svg:stroke-color="#000000" draw:marker-start="" draw:marker-start-width="0.275cm" draw:marker-start-center="false" draw:marker-end="" draw:marker-end-width="0.275cm" draw:marker-end-center="false" draw:fill="solid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 style:run-through="foreground"/>
    </style:style>
    <style:style style:name="gr15" style:family="graphic">
      <style:graphic-properties draw:stroke="solid" svg:stroke-width="0.049cm" svg:stroke-color="#000000" draw:marker-start="" draw:marker-start-width="0.275cm" draw:marker-start-center="false" draw:marker-end="" draw:marker-end-width="0.275cm" draw:marker-end-center="false" draw:fill="solid" draw:fill-color="#000000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 style:run-through="foreground"/>
    </style:style>
    <style:style style:name="gr16" style:family="graphic">
      <style:graphic-properties draw:stroke="solid" svg:stroke-width="0.049cm" svg:stroke-color="#000000" draw:marker-start="" draw:marker-start-width="0.275cm" draw:marker-start-center="false" draw:marker-end="" draw:marker-end-width="0.275cm" draw:marker-end-center="false" draw:fill="solid" draw:fill-color="#000000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 style:run-through="foreground"/>
    </style:style>
    <style:style style:name="gr17" style:family="graphic">
      <style:graphic-properties draw:stroke="solid" svg:stroke-width="0.049cm" svg:stroke-color="#000000" draw:marker-start="" draw:marker-start-width="0.275cm" draw:marker-start-center="false" draw:marker-end="" draw:marker-end-width="0.275cm" draw:marker-end-center="false" draw:fill="solid" draw:fill-color="#000000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 style:run-through="foreground"/>
    </style:style>
    <style:style style:name="gr18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000000" draw:textarea-vertical-align="middle" draw:auto-grow-height="false" fo:min-height="0.75cm" fo:min-width="0.499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9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000000" draw:textarea-vertical-align="middle" draw:auto-grow-height="false" fo:min-height="0.75cm" fo:min-width="0.499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0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000000" draw:textarea-vertical-align="middle" draw:auto-grow-height="false" fo:min-height="0.75cm" fo:min-width="0.499cm" fo:padding-top="0.125cm" fo:padding-bottom="0.125cm" fo:padding-left="0.25cm" fo:padding-right="0.25cm" draw:shadow="hidden" draw:shadow-offset-x="0.3cm" draw:shadow-offset-y="0.3cm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kills Matrix</text:p>
      <text:p text:style-name="P3"/>
      <text:p text:style-name="P3">Basic Growth Facilitation Methods</text:p>
      <text:p text:style-name="P2"/>
      <text:h text:style-name="P4" text:outline-level="1">Background</text:h>
      <text:p text:style-name="P1">The Skills Matrix is a visual tool used by the team to develop capacity. <text:s/>When you are doing Growth Facilitation, you use the Skills Matrix to help team members share their own skills with <text:s/>each other and create simple plans to expand their skills. <text:s/>The Skills Matrix requires an initial set-up workshop and then smaller regular update workshops as well as ongoing attention.</text:p>
      <text:p text:style-name="P1">You facilitate the initial workshop for the Skills Matrix either when the team is first formed or, for a team that already exists, at a moment when the team is struggling with roles and responsibilities or individual vs. team goals. <text:s/>Growth Facilitation for the Skills Matrix ensures that the following attributes of the Skills Matrix are met:</text:p>
      <text:list xml:id="list1572487455" text:style-name="L1">
        <text:list-item>
          <text:p text:style-name="P6">Purpose: to promote team capacity development (skill visibility, cross-training)</text:p>
        </text:list-item>
        <text:list-item>
          <text:p text:style-name="P6">Workshop Attendees: all individuals doing work to deliver Value Drivers (the “team” or the “community”)</text:p>
        </text:list-item>
        <text:list-item>
          <text:p text:style-name="P6">Agenda (Initial Workshop and Update Workshops): Set the Stage, Identify Skills, Self-Evaluate, Plan</text:p>
        </text:list-item>
        <text:list-item>
          <text:p text:style-name="P6">Outcome: a visible representation of team skills and a capacity development plan</text:p>
        </text:list-item>
      </text:list>
      <text:h text:style-name="Heading_20_1" text:outline-level="1">Detailed Method – Skills Matrix Initial Workshop</text:h>
      <text:p text:style-name="P1"><text:span text:style-name="T2">Time Required:</text:span> 120 minutes</text:p>
      <text:p text:style-name="P1"><text:span text:style-name="T2">Materials Required:</text:span> large whiteboard OR pre-printed large format blank Skills Matrix sheet (available separately), black and red fine-point white board markers or Sharpies (one of each for each participant).</text:p>
      <text:p text:style-name="P8">Step One – Set the Stage:</text:p>
      <text:p text:style-name="P1">The Team Member serving to do Growth Facilitation prepares a whiteboard or pre-printed Skills Matrix sheet. <text:s/>This Team Member briefly explains the purpose of the Skills Matrix workshop, the agenda and (re-)introduces the context of the team's Goal, project or purpose (how they deliver value).</text:p>
      <text:p text:style-name="P8">Step Two – Identify Skills:</text:p>
      <text:p text:style-name="P1">The team brainstorms all the skills required to deliver value, even if the skills do not exist within the team. <text:s/>There are usually four categories of skills that a team should think of: Technical Skills, Business Skills, Process Skills and Soft Skills. <text:s/>The focus is usually on Technical Skills, with the majority of identified skills being in this category. <text:s/>Some trivial skills may be removed from the list if all team members agree that there would never be any question of someone on the team having those skills. <text:s/>Finally, the list of skills is written along the top of the Skills Matrix.</text:p>
      <text:p text:style-name="P8">Step Three – Self-Evaluate:</text:p>
      <text:p text:style-name="P1"><text:soft-page-break/>Each team member uses a black marker and writes their own name in a space on the left side of the Skills Matrix. <text:s/>They then proceed to fill in quadrants along their row, based on a self-evaluation of their own skill level as follows:</text:p>
      <text:p text:style-name="P1"><draw:g text:anchor-type="paragraph" draw:z-index="0" draw:style-name="gr1"><draw:g draw:style-name="gr2"><draw:circle draw:style-name="gr3" draw:text-style-name="P9" svg:width="2.001cm" svg:height="2.001cm" svg:x="0.002cm" svg:y="0.212cm"><text:p/></draw:circle><draw:line draw:style-name="gr4" draw:text-style-name="P9" svg:x1="1.002cm" svg:y1="0.212cm" svg:x2="1.002cm" svg:y2="2.212cm"><text:p/></draw:line><draw:line draw:style-name="gr5" draw:text-style-name="P9" svg:x1="0.002cm" svg:y1="1.212cm" svg:x2="2.002cm" svg:y2="1.212cm"><text:p/></draw:line></draw:g><draw:g draw:style-name="gr2"><draw:circle draw:style-name="gr6" draw:text-style-name="P9" svg:width="2.001cm" svg:height="2.001cm" svg:x="2.501cm" svg:y="0.212cm"><text:p/></draw:circle><draw:line draw:style-name="gr7" draw:text-style-name="P9" svg:x1="3.503cm" svg:y1="0.212cm" svg:x2="3.503cm" svg:y2="2.212cm"><text:p/></draw:line><draw:line draw:style-name="gr8" draw:text-style-name="P9" svg:x1="2.502cm" svg:y1="1.212cm" svg:x2="4.502cm" svg:y2="1.212cm"><text:p/></draw:line></draw:g><draw:g draw:style-name="gr2"><draw:circle draw:style-name="gr9" draw:text-style-name="P9" svg:width="2.001cm" svg:height="2.001cm" svg:x="5.003cm" svg:y="0.212cm"><text:p/></draw:circle><draw:line draw:style-name="gr10" draw:text-style-name="P9" svg:x1="6.002cm" svg:y1="0.212cm" svg:x2="6.002cm" svg:y2="2.212cm"><text:p/></draw:line><draw:line draw:style-name="gr11" draw:text-style-name="P9" svg:x1="5.003cm" svg:y1="1.212cm" svg:x2="7.003cm" svg:y2="1.212cm"><text:p/></draw:line></draw:g><draw:g draw:style-name="gr2"><draw:circle draw:style-name="gr12" draw:text-style-name="P9" svg:width="2.001cm" svg:height="2.001cm" svg:x="7.502cm" svg:y="0.212cm"><text:p/></draw:circle><draw:line draw:style-name="gr13" draw:text-style-name="P9" svg:x1="8.502cm" svg:y1="0.212cm" svg:x2="8.502cm" svg:y2="2.212cm"><text:p/></draw:line><draw:line draw:style-name="gr14" draw:text-style-name="P9" svg:x1="7.502cm" svg:y1="1.212cm" svg:x2="9.502cm" svg:y2="1.212cm"><text:p/></draw:line></draw:g><draw:g draw:style-name="gr2"><draw:circle draw:style-name="gr15" draw:text-style-name="P9" svg:width="2.001cm" svg:height="2.001cm" svg:x="10.001cm" svg:y="0.212cm"><text:p/></draw:circle><draw:line draw:style-name="gr16" draw:text-style-name="P9" svg:x1="11.003cm" svg:y1="0.212cm" svg:x2="11.003cm" svg:y2="2.212cm"><text:p/></draw:line><draw:line draw:style-name="gr17" draw:text-style-name="P9" svg:x1="10.002cm" svg:y1="1.212cm" svg:x2="12.002cm" svg:y2="1.212cm"><text:p/></draw:line></draw:g><draw:custom-shape draw:style-name="gr18" draw:text-style-name="P9" svg:width="2.001cm" svg:height="2.001cm" svg:x="2.501cm" svg:y="0.212cm"><text:p/><draw:enhanced-geometry draw:glue-point-type="segments" draw:type="mso-spt100" draw:modifiers="-0.0261266646337841 -90.0244958426943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custom-shape draw:style-name="gr19" draw:text-style-name="P9" svg:width="2.001cm" svg:height="2.001cm" svg:x="5.003cm" svg:y="0.212cm"><text:p/><draw:enhanced-geometry draw:glue-point-type="segments" draw:type="mso-spt100" draw:modifiers="89.1052256776414 -90.0244958426943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custom-shape draw:style-name="gr20" draw:text-style-name="P9" svg:width="2.001cm" svg:height="2.001cm" svg:x="7.502cm" svg:y="0.212cm"><text:p/><draw:enhanced-geometry draw:glue-point-type="segments" draw:type="mso-spt100" draw:modifiers="178.661157887813 -90.0244958426943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/draw:g></text:p>
      <text:p text:style-name="P1"/>
      <text:p text:style-name="P1"/>
      <text:p text:style-name="P1"/>
      <text:p text:style-name="P1">No Skill<text:tab/>Basic<text:tab/><text:tab/>Perform<text:tab/>Perform<text:tab/>Teach All</text:p>
      <text:p text:style-name="P1"><text:tab/><text:tab/>Knowledge<text:tab/>Basic Tasks<text:tab/>All Tasks<text:tab/>Tasks</text:p>
      <text:p text:style-name="P8">Step Four – Plan:</text:p>
      <text:p text:style-name="P1">The team looks at each skill in turn to decide if there is a need in the team for development of that skill. <text:s/>For example, if only one team member knows how to perform all the tasks in a skill, then that would be a good candidate for development. <text:s/>Team members then volunteer to include development of that skill in their personal development plan. <text:s/>The volunteers indicate their commitment by marking the quadrant they wish to develop with a red marker. <text:s/>The team members should create plans that are based on the idea of identifying the goal (developing a specific skill) and then identifying one or two specific action items to move towards that goal.</text:p>
      <text:p text:style-name="P1">The Skills Matrix should remain in a visible location, ideally in the team's immediate work area.</text:p>
      <text:h text:style-name="Heading_20_1" text:outline-level="1">Detailed Method – Skills Matrix Update Workshops</text:h>
      <text:p text:style-name="P1"><text:span text:style-name="T2">Time Required:</text:span> 20 minutes (usually done during the “Learning” portion of the Engagement Meeting)</text:p>
      <text:p text:style-name="P1"><text:span text:style-name="T2">Materials Required:</text:span> existing Skills Matrix, black and red fine-point white board markers or Sharpies (one of each for each participant).</text:p>
      <text:p text:style-name="P8">Step One – Set the Stage:</text:p>
      <text:p text:style-name="P1">The Team Member serving to do Growth Facilitation reminds the team of the team's overall Goal.</text:p>
      <text:p text:style-name="P8">Step Two – Identify Skills:</text:p>
      <text:p text:style-name="P1">The team does a quick check to determine if any of the skills listed on the Skills Matrix need to be changed or if any new skills should be added.</text:p>
      <text:p text:style-name="P8">Step Three – Self-Evaluate:</text:p>
      <text:p text:style-name="P1">Each team member uses a black marker and fills in quadrants along their row, based on any new skills developed.</text:p>
      <text:p text:style-name="P8">Step Four – Plan:</text:p>
      <text:p text:style-name="P1">Team members share any updates to their skill development plans. <text:s/>As well, just like in the Initial Workshop, any needs of the team are identified and volunteers requested.</text:p>
      <text:h text:style-name="Heading_20_1" text:outline-level="1"><text:soft-page-break/>Mentoring Notes</text:h>
      <text:p text:style-name="P1">If you are mentoring someone to use the Skills Matrix, you will demonstrate the Initial Workshop once by facilitating it for a team. <text:s/>Then you and the person you are mentoring co-facilitate the Update Workshop. <text:s/>Finally, you observe the other person facilitating both the Initial and Update Workshops method once. <text:s/>You are looking for the following skills:</text:p>
      <text:list xml:id="list1338470415" text:style-name="L2">
        <text:list-item>
          <text:p text:style-name="P7">Time management. <text:s/>Moving the team through each part of the workshop in a timely manner so that the overall Skills Matrix timebox is maintained.</text:p>
        </text:list-item>
        <text:list-item>
          <text:p text:style-name="P7">Logistics. <text:s/>The right people are invited and attend. <text:s/>The space and materials are prepared.</text:p>
        </text:list-item>
        <text:list-item>
          <text:p text:style-name="P7">Encouragement. <text:s/>Helping the other Team Members understand and engage with the various parts of the Skills Matrix method.</text:p>
        </text:list-item>
        <text:list-item>
          <text:p text:style-name="P7">Connection. <text:s/>Facilitating the smooth flow of one part of the workshop to the next part.</text:p>
        </text:list-item>
        <text:list-item>
          <text:p text:style-name="P7">Light touch. <text:s/>Imposing the least amount of self into the process.</text:p>
        </text:list-item>
      </text:list>
      <text:p text:style-name="P1">You are also looking for signs that the person facilitating has a clear understanding of the foundations of OpenAgile (Truthfulness, Consultative Decision-Making and Systematic Learning)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Optima" svg:font-family="Optima" style:font-pitch="variable"/>
    <style:font-face style:name="Optima1" svg:font-family="Optima" style:font-adornments="Bold" style:font-pitch="variable"/>
    <style:font-face style:name="Arial1" svg:font-family="Arial" style:font-family-generic="roman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Arial Unicode MS1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1" style:font-size-asian="14pt" style:font-name-complex="Arial Unicode M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Object_20_with_20_arrow" style:display-name="Object with arrow" style:family="paragraph" style:parent-style-name="Standard"/>
    <style:style style:name="Object_20_with_20_shadow" style:display-name="Object with shadow" style:family="paragraph" style:parent-style-name="Standard"/>
    <style:style style:name="Object_20_without_20_fill" style:display-name="Object without fill" style:family="paragraph" style:parent-style-name="Standard"/>
    <style:style style:name="Text" style:family="paragraph" style:parent-style-name="Caption" style:class="extra"/>
    <style:style style:name="Text_20_body_20_justified" style:display-name="Text body justified" style:family="paragraph" style:parent-style-name="Standard">
      <style:paragraph-properties fo:text-align="start" style:justify-single-word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itle1" style:family="paragraph" style:parent-style-name="Standard">
      <style:paragraph-properties fo:text-align="center" style:justify-single-word="false"/>
    </style:style>
    <style:style style:name="Title2" style:family="paragraph" style:parent-style-name="Standard">
      <style:paragraph-properties fo:margin-left="0cm" fo:margin-right="0.199cm" fo:margin-top="0.101cm" fo:margin-bottom="0.101cm" fo:text-align="center" style:justify-single-word="false" fo:text-indent="0cm" style:auto-text-indent="false"/>
    </style:style>
    <style:style style:name="WW-Heading" style:family="paragraph" style:parent-style-name="Standard">
      <style:paragraph-properties fo:margin-top="0.42cm" fo:margin-bottom="0.21cm"/>
    </style:style>
    <style:style style:name="Heading1" style:family="paragraph" style:parent-style-name="Standard">
      <style:paragraph-properties fo:margin-top="0.42cm" fo:margin-bottom="0.21cm"/>
    </style:style>
    <style:style style:name="Heading2" style:family="paragraph" style:parent-style-name="Standard">
      <style:paragraph-properties fo:margin-top="0.42cm" fo:margin-bottom="0.21cm"/>
    </style:style>
    <style:style style:name="Dimension_20_Line" style:display-name="Dimension Line" style:family="paragraph" style:parent-style-name="Standard"/>
    <style:style style:name="BCI_25_20Template1_7e_LT_7e_Gliederung_20_1" style:display-name="BCI%20Template1~LT~Gliederung 1" style:family="paragraph">
      <style:paragraph-properties fo:margin-left="0cm" fo:margin-right="0cm" fo:margin-top="0cm" fo:margin-bottom="0cm" fo:text-align="start" style:justify-single-word="false" fo:text-indent="0cm" style:auto-text-indent="false" style:text-autospace="none"/>
      <style:text-properties fo:color="#000000" style:text-outline="false" style:text-line-through-style="none" style:font-name="Optima" fo:font-size="24pt" fo:font-style="normal" fo:text-shadow="none" style:text-underline-style="none" fo:font-weight="normal" style:font-name-asian="Optima" style:font-size-asian="24pt" style:font-style-asian="normal" style:font-weight-asian="normal" style:font-name-complex="Optima" style:font-size-complex="24pt" style:font-style-complex="normal" style:font-weight-complex="normal"/>
    </style:style>
    <style:style style:name="BCI_25_20Template1_7e_LT_7e_Gliederung_20_2" style:display-name="BCI%20Template1~LT~Gliederung 2" style:family="paragraph" style:parent-style-name="BCI_25_20Template1_7e_LT_7e_Gliederung_20_1">
      <style:paragraph-properties fo:margin-left="0cm" fo:margin-right="0cm" fo:text-indent="-0.801cm" style:auto-text-indent="false">
        <style:tab-stops/>
      </style:paragraph-properties>
    </style:style>
    <style:style style:name="BCI_25_20Template1_7e_LT_7e_Gliederung_20_3" style:display-name="BCI%20Template1~LT~Gliederung 3" style:family="paragraph" style:parent-style-name="BCI_25_20Template1_7e_LT_7e_Gliederung_20_2">
      <style:paragraph-properties fo:margin-left="0cm" fo:margin-right="0cm" fo:text-indent="-0.6cm" style:auto-text-indent="false">
        <style:tab-stops/>
      </style:paragraph-properties>
    </style:style>
    <style:style style:name="BCI_25_20Template1_7e_LT_7e_Gliederung_20_4" style:display-name="BCI%20Template1~LT~Gliederung 4" style:family="paragraph" style:parent-style-name="BCI_25_20Template1_7e_LT_7e_Gliederung_20_3"/>
    <style:style style:name="BCI_25_20Template1_7e_LT_7e_Gliederung_20_5" style:display-name="BCI%20Template1~LT~Gliederung 5" style:family="paragraph" style:parent-style-name="BCI_25_20Template1_7e_LT_7e_Gliederung_20_4"/>
    <style:style style:name="BCI_25_20Template1_7e_LT_7e_Gliederung_20_6" style:display-name="BCI%20Template1~LT~Gliederung 6" style:family="paragraph" style:parent-style-name="BCI_25_20Template1_7e_LT_7e_Gliederung_20_5"/>
    <style:style style:name="BCI_25_20Template1_7e_LT_7e_Gliederung_20_7" style:display-name="BCI%20Template1~LT~Gliederung 7" style:family="paragraph" style:parent-style-name="BCI_25_20Template1_7e_LT_7e_Gliederung_20_6"/>
    <style:style style:name="BCI_25_20Template1_7e_LT_7e_Gliederung_20_8" style:display-name="BCI%20Template1~LT~Gliederung 8" style:family="paragraph" style:parent-style-name="BCI_25_20Template1_7e_LT_7e_Gliederung_20_7"/>
    <style:style style:name="BCI_25_20Template1_7e_LT_7e_Gliederung_20_9" style:display-name="BCI%20Template1~LT~Gliederung 9" style:family="paragraph" style:parent-style-name="BCI_25_20Template1_7e_LT_7e_Gliederung_20_8"/>
    <style:style style:name="BCI_25_20Template1_7e_LT_7e_Titel" style:display-name="BCI%20Template1~LT~Titel" style:family="paragraph">
      <style:paragraph-properties fo:text-align="start" style:justify-single-word="false" style:text-autospace="none"/>
      <style:text-properties fo:color="#800000" style:text-outline="false" style:text-line-through-style="none" style:font-name="Optima" fo:font-size="24pt" fo:font-style="normal" fo:text-shadow="none" style:text-underline-style="none" fo:font-weight="normal" style:font-name-asian="Optima" style:font-size-asian="24pt" style:font-style-asian="normal" style:font-weight-asian="normal" style:font-name-complex="Optima" style:font-size-complex="24pt" style:font-style-complex="normal" style:font-weight-complex="normal"/>
    </style:style>
    <style:style style:name="BCI_25_20Template1_7e_LT_7e_Untertitel" style:display-name="BCI%20Template1~LT~Untertitel" style:family="paragraph">
      <style:paragraph-properties fo:margin-left="0cm" fo:margin-right="0cm" fo:text-align="center" style:justify-single-word="false" fo:text-indent="-0.6cm" style:auto-text-indent="false" style:text-autospace="none"/>
      <style:text-properties fo:color="#800000" style:text-outline="false" style:text-line-through-style="none" style:font-name="Thorndale" fo:font-size="32pt" fo:font-style="normal" fo:text-shadow="none" style:text-underline-style="none" fo:font-weight="normal" style:font-name-asian="Thorndale" style:font-size-asian="32pt" style:font-style-asian="normal" style:font-weight-asian="normal" style:font-name-complex="Thorndale" style:font-size-complex="32pt" style:font-style-complex="normal" style:font-weight-complex="normal"/>
    </style:style>
    <style:style style:name="BCI_25_20Template1_7e_LT_7e_Notizen" style:display-name="BCI%20Template1~LT~Notizen" style:family="paragraph">
      <style:paragraph-properties style:text-autospace="none"/>
      <style:text-properties fo:color="#000000" style:text-outline="false" style:text-line-through-style="none" style:font-name="Thorndale" fo:font-size="24pt" fo:font-style="normal" fo:text-shadow="none" style:text-underline-style="none" fo:font-weight="normal" style:font-name-asian="Thorndale" style:font-size-asian="24pt" style:font-style-asian="normal" style:font-weight-asian="normal" style:font-name-complex="Thorndale" style:font-size-complex="24pt" style:font-style-complex="normal" style:font-weight-complex="normal"/>
    </style:style>
    <style:style style:name="BCI_25_20Template1_7e_LT_7e_Hintergrundobjekte" style:display-name="BCI%20Template1~LT~Hintergrundobjekte" style:family="paragraph">
      <style:paragraph-properties style:text-autospace="none"/>
      <style:text-properties style:font-name="Thorndale" style:font-name-asian="Thorndale" style:font-name-complex="Thorndale"/>
    </style:style>
    <style:style style:name="BCI_25_20Template1_7e_LT_7e_Hintergrund" style:display-name="BCI%20Template1~LT~Hintergrund" style:family="paragraph">
      <style:paragraph-properties style:text-autospace="none"/>
    </style:style>
    <style:style style:name="default" style:family="paragraph">
      <style:paragraph-properties fo:margin-left="0cm" fo:margin-right="0cm" fo:margin-top="0cm" fo:margin-bottom="0cm" style:line-height-at-least="0.353cm" fo:text-indent="0cm" style:auto-text-indent="false" style:text-autospace="none"/>
      <style:text-properties style:use-window-font-color="true" style:font-name="Arial Unicode MS" fo:font-size="18pt" style:letter-kerning="true" style:font-name-asian="Arial Unicode MS" style:font-size-asian="18pt" style:font-name-complex="Arial Unicode MS" style:font-size-complex="18pt"/>
    </style:style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Background_20_objects" style:display-name="Background objects" style:family="paragraph">
      <style:paragraph-properties style:text-autospace="none"/>
      <style:text-properties style:font-name="Thorndale" style:font-name-asian="Thorndale" style:font-name-complex="Thorndale"/>
    </style:style>
    <style:style style:name="Background" style:family="paragraph">
      <style:paragraph-properties style:text-autospace="none"/>
    </style:style>
    <style:style style:name="Notes" style:family="paragraph">
      <style:paragraph-properties style:text-autospace="none"/>
      <style:text-properties fo:color="#000000" style:text-outline="false" style:text-line-through-style="none" style:font-name="Thorndale" fo:font-size="24pt" fo:font-style="normal" fo:text-shadow="none" style:text-underline-style="none" fo:font-weight="normal" style:font-name-asian="Thorndale" style:font-size-asian="24pt" style:font-style-asian="normal" style:font-weight-asian="normal" style:font-name-complex="Thorndale" style:font-size-complex="24pt" style:font-style-complex="normal" style:font-weight-complex="normal"/>
    </style:style>
    <style:style style:name="Outline_20_1" style:display-name="Outline 1" style:family="paragraph">
      <style:paragraph-properties fo:margin-left="0cm" fo:margin-right="0cm" fo:margin-top="0cm" fo:margin-bottom="0cm" fo:text-align="start" style:justify-single-word="false" fo:text-indent="0cm" style:auto-text-indent="false" style:text-autospace="none"/>
      <style:text-properties fo:color="#000000" style:text-outline="false" style:text-line-through-style="none" style:font-name="Optima" fo:font-size="24pt" fo:font-style="normal" fo:text-shadow="none" style:text-underline-style="none" fo:font-weight="normal" style:font-name-asian="Optima" style:font-size-asian="24pt" style:font-style-asian="normal" style:font-weight-asian="normal" style:font-name-complex="Optima" style:font-size-complex="24pt" style:font-style-complex="normal" style:font-weight-complex="normal"/>
    </style:style>
    <style:style style:name="Outline_20_2" style:display-name="Outline 2" style:family="paragraph" style:parent-style-name="Outline_20_1">
      <style:paragraph-properties fo:margin-left="0cm" fo:margin-right="0cm" fo:text-indent="-0.801cm" style:auto-text-indent="false">
        <style:tab-stops/>
      </style:paragraph-properties>
    </style:style>
    <style:style style:name="Outline_20_3" style:display-name="Outline 3" style:family="paragraph" style:parent-style-name="Outline_20_2">
      <style:paragraph-properties fo:margin-left="0cm" fo:margin-right="0cm" fo:text-indent="-0.6cm" style:auto-text-indent="false">
        <style:tab-stops/>
      </style:paragraph-properties>
    </style:style>
    <style:style style:name="Outline_20_4" style:display-name="Outline 4" style:family="paragraph" style:parent-style-name="Outline_20_3"/>
    <style:style style:name="Outline_20_5" style:display-name="Outline 5" style:family="paragraph" style:parent-style-name="Outline_20_4"/>
    <style:style style:name="Outline_20_6" style:display-name="Outline 6" style:family="paragraph" style:parent-style-name="Outline_20_5"/>
    <style:style style:name="Outline_20_7" style:display-name="Outline 7" style:family="paragraph" style:parent-style-name="Outline_20_6"/>
    <style:style style:name="Outline_20_8" style:display-name="Outline 8" style:family="paragraph" style:parent-style-name="Outline_20_7"/>
    <style:style style:name="Outline_20_9" style:display-name="Outline 9" style:family="paragraph" style:parent-style-name="Outline_20_8"/>
    <style:style style:name="Heading_20_1" style:display-name="Heading 1" style:family="paragraph" style:parent-style-name="Heading" style:next-style-name="Text_20_body" style:default-outline-level="1" style:class="text">
      <style:text-properties style:font-name="Optima1"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9-09T15:15:40</meta:creation-date>
    <dc:date>2012-02-14T00:41:04</dc:date>
    <meta:editing-duration>P2DT19H2M46S</meta:editing-duration>
    <meta:editing-cycles>9</meta:editing-cycles>
    <meta:generator>LibreOffice/3.3$Unix LibreOffice_project/330m18$Build-4</meta:generator>
    <meta:document-statistic meta:table-count="0" meta:image-count="0" meta:object-count="0" meta:page-count="3" meta:paragraph-count="42" meta:word-count="902" meta:character-count="5440"/>
  </office:meta>
</office:document-meta>
</file>